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0.5pt" style:text-underline-style="none" fo:font-weight="bold" style:font-size-asian="10.5pt" style:font-weight-asian="bold" style:font-size-complex="10.5pt" style:font-weight-complex="bold"/>
    </style:style>
    <style:style style:name="P2" style:family="paragraph" style:parent-style-name="Standard">
      <style:paragraph-properties fo:text-align="center" style:justify-single-word="false"/>
      <style:text-properties fo:font-size="10.5pt" style:text-underline-style="none" fo:font-weight="bold" style:font-size-asian="10.5pt" style:font-weight-asian="bold" style:font-size-complex="10.5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margin-left="3.761cm" fo:margin-right="3.815cm" fo:text-align="center" style:justify-single-word="false" fo:text-indent="0cm" style:auto-text-indent="false"/>
      <style:text-properties style:font-name="DejaVu Serif2"/>
    </style:style>
    <style:style style:name="P5" style:family="paragraph" style:parent-style-name="Standard" style:list-style-name="L1"/>
    <style:style style:name="P6" style:family="paragraph" style:parent-style-name="Standard">
      <style:paragraph-properties fo:margin-left="3.761cm" fo:margin-right="3.815cm" fo:text-align="center" style:justify-single-word="false" fo:text-indent="0cm" style:auto-text-indent="false"/>
      <style:text-properties fo:font-variant="small-caps" style:font-name="DejaVu Serif2"/>
    </style:style>
    <style:style style:name="P7" style:family="paragraph" style:parent-style-name="Heading_20_2">
      <style:paragraph-properties fo:text-align="center" style:justify-single-word="false"/>
    </style:style>
    <style:style style:name="P8" style:family="paragraph" style:parent-style-name="Heading_20_2">
      <style:paragraph-properties fo:break-before="page"/>
    </style:style>
    <style:style style:name="T1" style:family="text">
      <style:text-properties fo:font-weight="bold" style:font-weight-asian="bold" style:font-weight-complex="bold"/>
    </style:style>
    <style:style style:name="fr1" style:family="graphic" style:parent-style-name="Frame">
      <style:graphic-properties style:vertical-pos="from-top" style:vertical-rel="page" style:horizontal-pos="from-left" style:horizontal-rel="page" fo:background-color="transparent" style:background-transparency="100%" fo:padding="0.152cm" fo:border-left="none" fo:border-right="none" fo:border-top="none" fo:border-bottom="0.018cm solid #000000" style:shadow="none">
        <style:background-image/>
        <style:columns fo:column-count="1" fo:column-gap="0cm"/>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152cm" fo:border-left="none" fo:border-right="none" fo:border-top="none" fo:border-bottom="0.018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fo:padding="0.152cm" fo:border-left="none" fo:border-right="none" fo:border-top="none" fo:border-bottom="0.018cm solid #000000" style:shadow="none"/>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x="1.974cm" svg:y="2.011cm" svg:width="17.59cm" style:rel-width="100%" draw:z-index="1">
        <draw:text-box fo:min-height="0.508cm">
          <text:p text:style-name="P1">§ 2 Objet<text:tab/><text:tab/><text:tab/><text:tab/><text:tab/><text:tab/><text:tab/><text:tab/><text:tab/><text:tab/><text:tab/><text:tab/><text:page-number text:select-page="current">2</text:page-number></text:p>
        </draw:text-box>
      </draw:frame>
      <draw:frame draw:style-name="fr2" draw:name="Frame3" text:anchor-type="page" text:anchor-page-number="4" svg:x="2cm" svg:y="1.201cm" svg:width="17.59cm" style:rel-width="100%" draw:z-index="2">
        <draw:text-box fo:min-height="0.508cm">
          <text:p text:style-name="P1">§ 4 Divers<text:tab/><text:tab/><text:tab/><text:tab/><text:tab/><text:tab/><text:tab/><text:tab/><text:tab/><text:tab/><text:tab/><text:tab/><text:page-number text:select-page="current">2</text:page-number></text:p>
        </draw:text-box>
      </draw:frame>
      <text:p text:style-name="P3"/>
      <text:p text:style-name="P3"/>
      <text:p text:style-name="P3"/>
      <text:p text:style-name="P3"/>
      <text:h text:style-name="Heading_20_1" text:outline-level="1">Accord Fiduciaire sur les Licences </text:h>
      <text:p text:style-name="P3"/>
      <text:p text:style-name="P4">(Version 1.2) </text:p>
      <text:p text:style-name="P4"/>
      <text:p text:style-name="P4"><text:s/>Copyright (C) 2002-2008 FSFE, e.V., </text:p>
      <text:p text:style-name="P4">Talstrasse 110, 40217 Düsseldorf, Allemagne </text:p>
      <text:p text:style-name="P4"/>
      <text:p text:style-name="P6">Cette licence est soumise à la version 1.2. de la GNU Free Documentation Licence (GFDL). Chacun est autorisé à copier et distribuer des copies conformes de ce document de licence, mais toute modification en est proscrite.</text:p>
      <text:p text:style-name="P6"/>
      <text:h text:style-name="P7" text:outline-level="2">Préambule </text:h>
      <text:p text:style-name="Standard"/>
      <text:p text:style-name="Standard"><text:s text:c="4"/>Toute participation à une société numérique est conditionnée par un accès aux logiciels. Pour assurer une participation équitable à l'ère de l'information, la Free Software Foundation Europe (FSFE) encourage et se voue au développement du Logiciel Libre, caractérisé par les libertés d'exécution, d'étude, de modification et de copie. Indépendamment de la question de l'exploitation commerciale, c'est la délivrance de licences basées sur un modèle propriétaire, privatif de libertés, qui porte préjudice aux intérêts des individus et de la société en général, modèle dès lors rejeté par la FSFE.</text:p>
      <text:p text:style-name="Standard"/>
      <text:p text:style-name="Standard">Le but du présent accord est d'assurer une protection durable du Logiciel Libre, en faisant de la FSFE le fidéicommis des intérêts des auteurs. Cela permet à la FSFE - et à ses organisations soeurs - de défendre les intérêts des auteurs de Logiciels Libres et de les protéger en justice, si nécessaire.</text:p>
      <text:p text:style-name="Standard"/>
      <text:p text:style-name="Standard">FSFE se voit conférer le droit de concéder des licences sur les logiciels dans la mesure nécessaire pour assurer leur pérennité légale sur le long terme ainsi que leur protection. L'accord confère également à l'auteur, de manière illimitée, des licences non exclusives de la part de la FSFE, ce qui permet l'exploitation et la distribution du programme pour d'autres projets et sous d'autres licences.</text:p>
      <text:p text:style-name="Standard"/>
      <text:p text:style-name="Standard">Les parties contractantes signent le présent accord en ayant pleinement conscience que par le biais de l'octroi d'une licence exclusive à la Free Software Foundation Europe, e.V. et l'administration de ces droits concédés, la FSFE devient le titulaire à titre fiduciaire des intérêts de l'auteur, au profit du Logiciel Libre.</text:p>
      <text:p text:style-name="Standard"/>
      <text:h text:style-name="P8" text:outline-level="2"><draw:frame draw:style-name="fr3" draw:name="Frame1" text:anchor-type="paragraph" svg:x="0cm" svg:y="-0.037cm" svg:width="17.59cm" style:rel-width="100%" draw:z-index="0"><draw:text-box fo:min-height="0.55cm"><text:p text:style-name="P1">§ 1 Cession<text:tab/><text:tab/><text:tab/><text:tab/><text:tab/><text:tab/><text:tab/><text:tab/><text:tab/><text:tab/><text:tab/><text:tab/><text:page-number text:select-page="current">2</text:page-number></text:p></draw:text-box></draw:frame>Accord</text:h>
      <text:p text:style-name="Text_20_body"/>
      <text:p text:style-name="Standard"><text:s text:c="5"/>Entre <text:span text:style-name="T1">(veuillez barrer ce qui ne convient pas)</text:span> </text:p>
      <text:p text:style-name="Standard"><text:s text:c="5"/>• l'auteur </text:p>
      <text:p text:style-name="Standard"><text:s text:c="13"/>_______________________________________________ </text:p>
      <text:p text:style-name="Standard"><text:s text:c="13"/>_________________________________________ (Occupation, date de naissance) </text:p>
      <text:p text:style-name="Standard"><text:s text:c="13"/>_______________________________________________ (Adresse) </text:p>
      <text:p text:style-name="Standard"><text:s text:c="13"/>_______________________________________________ (Code postal, ville, pays) </text:p>
      <text:p text:style-name="Standard"><text:s text:c="13"/>_______________________________________________ (Pseudonyme, courrier électronique) </text:p>
      <text:p text:style-name="Standard"/>
      <text:p text:style-name="Standard"><text:s text:c="5"/>• le licencié exclusif, </text:p>
      <text:p text:style-name="Standard"><text:s text:c="13"/>_______________________________________________ (Société ou nom) </text:p>
      <text:p text:style-name="Standard"><text:s text:c="13"/>_______________________________________________ (Siège ou adresse) </text:p>
      <text:p text:style-name="Standard"><text:s text:c="13"/>_______________________________________________ (Directeur) </text:p>
      <text:p text:style-name="Standard"/>
      <text:p text:style-name="Standard">La licence ayant été:</text:p>
      <text:p text:style-name="Standard"><text:s text:c="9"/>– concédée par contrat en date du: ____________________</text:p>
      <text:p text:style-name="Standard"><text:s text:c="9"/>– cocontractant: </text:p>
      <text:p text:style-name="Standard"><text:s text:c="9"/>– acquise en qualité d'employeur dans le cadre d'une relation de travail ou de service </text:p>
      <text:p text:style-name="Standard"><text:s text:c="57"/>- ci-après le "Bénéficiaire" – </text:p>
      <text:p text:style-name="Standard">et la</text:p>
      <text:p text:style-name="Standard"/>
      <text:p text:style-name="Standard"><text:s text:c="6"/>Free Software Foundation Europe, e.V., </text:p>
      <text:p text:style-name="Standard"><text:s text:c="6"/>Talstrasse 110 </text:p>
      <text:p text:style-name="Standard"><text:s text:c="6"/>40217 Düsseldorf </text:p>
      <text:p text:style-name="Standard"><text:s text:c="6"/>Allemagne </text:p>
      <text:p text:style-name="Standard"><text:s text:c="63"/>- ci-après la ”FSFE” – </text:p>
      <text:p text:style-name="Standard">qui concluent l'accord suivant: </text:p>
      <text:p text:style-name="Standard"/>
      <text:h text:style-name="Heading_20_3" text:outline-level="3">§ 1 <text:s text:c="7"/>Cession </text:h>
      <text:p text:style-name="Standard">(1) Sous réserve des dispositions du §2, le Bénéficiaire cède, mondialement, à la FSFE, les droits d'auteur portant sur les programmes informatiques et les autres oeuvres susceptibles d'être protégés par le droit d'auteur, ou, dans les pays où une telle cession n'est pas autorisée,<text:note text:id="ftn1" text:note-class="footnote"><text:note-citation>1</text:note-citation><text:note-body><text:p text:style-name="Footnote">La liste des pays où la cession des droits d'auteurs d'un oeuvre n'est pas autorisée inclue, sans exhaustivité, l'Allemagne, l'Autriche, la Slovénie et la Hongrie.</text:p></text:note-body></text:note> confère une licence exclusive comprenant, notamment: </text:p>
      <text:p text:style-name="Standard"/>
      <text:list text:style-name="L1">
        <text:list-item>
          <text:p text:style-name="P5">le droit de reproduire sous une forme originale ou modifiée; </text:p>
        </text:list-item>
        <text:list-item>
          <text:p text:style-name="P5">le droit de redistribuer sous une forme originale ou modifiée;</text:p>
        </text:list-item>
        <text:list-item>
          <text:p text:style-name="P5">le droit de mettre à disposition via des réseaux de données, en particulier au moyen d'Internet, ainsi qu'en permettant le téléchargement, sous une <text:soft-page-break/>forme originale ou modifiée; </text:p>
        </text:list-item>
        <text:list-item>
          <text:p text:style-name="P5">le droit d'autoriser des tiers à produire des oeuvres dérivées du Logiciel, où à travailler sur et procéder à des modifications, ou d'exécuter eux-mêmes ces travaux. </text:p>
        </text:list-item>
      </text:list>
      <text:p text:style-name="Standard"/>
      <text:p text:style-name="Standard">(2) Les droits moraux du Bénéficiaire ne sont pas touchés par cet Accord. </text:p>
      <text:p text:style-name="Standard"/>
      <text:p text:style-name="Standard">(3) Dans certains pays, il se peut que la législation prévoit que l'employeur est réputé titulaire des droits sur les oeuvres développées par un employé dans le cadre de son travail, à moins que les parties n'en aient convenu différemment. Le Bénéficiaire est conscient de ces limitations et certifie dès lors que l'Objet du présent Accord est libre de tout droit d'exploitation exclusif de son employeur.</text:p>
      <text:h text:style-name="Heading_20_3" text:outline-level="3"><text:s/>§ 2 <text:s text:c="8"/>Objet </text:h>
      <text:p text:style-name="Standard"/>
      <text:p text:style-name="Standard">Les droits et licences conférés par le §1 s'appliquent à tout "Logiciel'' et toute "Documentation''. Aux fins de cet Accord, on entend par "Logiciel'' tous les programmes informatiques, parties de programmes informatiques susceptibles d'être protégées par le droit d'auteur, ou modifications de programmes informatiques qui ont été développées ou programmées par le Bénéficiaire et qui sont spécifiées ci-dessous ou énumérées à l'Annexe A joint au présent Accord, datée et signée par les parties contractantes. De même, on entend par "Documentation'' tous les manuels et toute la documentation écrits par le Bénéficiaire en rapport avec le "Logiciel'' et normalement distribués avec ce dernier, et qui sont également spécifiés ci-dessous ou énumérés à l'Annexe A:</text:p>
      <text:p text:style-name="Standard"><text:s text:c="7"/>__________________________________________________________________ </text:p>
      <text:p text:style-name="Standard"><text:s text:c="7"/>__________________________________________________________________ </text:p>
      <text:p text:style-name="Standard"><text:s text:c="7"/>__________________________________________________________________ </text:p>
      <text:p text:style-name="Standard"/>
      <text:p text:style-name="Standard">A l'exception des pays où une telle cession n'est pas possible,<text:note text:id="ftn2" text:note-class="footnote"><text:note-citation>2</text:note-citation><text:note-body><text:p text:style-name="Footnote">La liste des pays où la cession anticipée des droits d'auteur n'est pas autorisée inclut, sans exhaustivité, la France.</text:p></text:note-body></text:note> les droits [et licences] concédés dans cet Accord par le Bénéficiaire incluent aussi tout développement futur, corrections futures d'erreurs ou de fautes ainsi que toute autre modification future et œuvre ultérieurement dérivée du Logiciel sur lequel le Bénéficiaire détiendrait des droits d'auteur. Les modifications qui ne sont pas dérivées de l'Objet de l'Accord sont exclues de la présente clause, et doivent être considérées comme des logiciels indépendants et originaux.</text:p>
      <text:h text:style-name="Heading_20_3" text:outline-level="3">§ 3 <text:s text:c="8"/>Droits de la FSFE et re-transfert de licences non-exclusives </text:h>
      <text:p text:style-name="Standard"/>
      <text:p text:style-name="Standard">(1) FSFE s'engage à exercer en propre nom les droits et licences qui lui sont accordés. En outre, FSFE est en droit d'interdire à des tiers l'utilisation du Logiciel, y compris par voie de mesures provisionnelles, et d'interdire toute <text:soft-page-break/>utilisation illicite du Logiciel ou contraire aux droits d'auteur, et de aire respecter tous ses droits, en son nom propre, tant devant qu'en dehors des tribunaux. FSFE est également autorisée à permettre à des tiers de faire usage de ses droits, tant devant qu'en dehors des tribunaux. </text:p>
      <text:p text:style-name="Standard"/>
      <text:p text:style-name="Standard">(2) FSFE concède au Bénéficiaire une licence non exclusive, mondiale, perpétuelle et illimitée sur le Logiciel. L'étendue de ce droit [et de cette licence] englobe et inclut tous les droits [et licences] mentionnés au §1. FSFE accorde en outre au Bénéficiaire une licence non exclusive et cessible supplémentaire pour utiliser, reproduire, redistribuer et mettre à disposition le Logiciel dans la mesure nécessaire pour une distribution sous d'autres licences. Ce re-transfert ne limite en rien la portée de la licence exclusive de FSFE sur le Logiciel et les droits de la FSFE consentis au §1. </text:p>
      <text:p text:style-name="Standard"/>
      <text:p text:style-name="Standard">(3) FSFE s'engage à exercer les droits et licences consentis dans le strict respect des principes régissant le Logiciel Libre tels que définis par les Free Software Foundations. FSFE s'engage à faire usage des droits et licences qui lui sont concédés en stricte conformité avec les règles imposées par les licences de Logiciel Libre, y compris, notamment, la GNU General Public Licence (GPL) ou la GNU Lesser General Public Licence (LGPL). Dans l'hypothèse où FSFE violerait les principes afférant au Logiciel Libre, tous les droits et licences qui lui ont été concédés aux termes du présent Accord prendront fin et seront automatiquement rétrocédés au Bénéficiaire. </text:p>
      <text:p text:style-name="Standard"/>
      <text:p text:style-name="Standard">(4) Le transfert des droits et licences mentionnés au §1 n'est pas limité géographiquement et s'applique ainsi mondialement et sans limitation de durée.</text:p>
      <text:p text:style-name="Standard"/>
      <text:h text:style-name="Heading_20_3" text:outline-level="3">§ 4 <text:s text:c="7"/>Divers </text:h>
      <text:p text:style-name="Standard"/>
      <text:p text:style-name="Standard">(1) Le droit allemand s'applique au transfert des droits résultant du présent Accord, à moins que l'Accord n'impose des réglementations différentes. En cas de décès du Bénéficiaire, la cession des droits exclusifs perdure avec les héritiers. Dans l'hypothèse où il existe plus d'un héritier, tous les héritiers doivent exercer leurs droits par l'intermédiaire d'un représentant commun. </text:p>
      <text:p text:style-name="Standard"/>
      <text:p text:style-name="Standard">(2) Le for pour tout litige découlant du, ou en relation avec, le présent Accord est à Munich, Allemagne.</text:p>
      <text:p text:style-name="Standard"/>
      <text:p text:style-name="Standard">__________________, ______________ <text:s text:c="14"/>__________________, ______________ </text:p>
      <text:p text:style-name="Standard"/>
      <text:p text:style-name="Standard"/>
      <text:p text:style-name="Standard">__________________________________ <text:s text:c="14"/>__________________________________ </text:p>
      <text:p text:style-name="Standard"><text:s text:c="15"/>(Bénéficiaire) <text:s text:c="34"/><text:tab/><text:tab/>(FSF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DejaVu Serif"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DejaVu Serif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style:text-properties style:font-name="DejaVu Serif" fo:font-size="14pt" fo:font-style="normal" fo:font-weight="normal" style:font-size-asian="14pt" style:font-style-asian="italic" style:font-weight-asian="normal"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hane Coughlan</meta:initial-creator>
    <meta:creation-date>2008-09-26T14:14:10</meta:creation-date>
    <dc:creator>Graeme West</dc:creator>
    <dc:date>2009-03-19T11:12:03</dc:date>
    <meta:printed-by>Graeme West</meta:printed-by>
    <meta:print-date>2008-12-12T12:48:17</meta:print-date>
    <meta:editing-cycles>8</meta:editing-cycles>
    <meta:editing-duration>PT4H43M25S</meta:editing-duration>
    <meta:user-defined meta:name="Info 1"/>
    <meta:user-defined meta:name="Info 2"/>
    <meta:user-defined meta:name="Info 3"/>
    <meta:user-defined meta:name="Info 4"/>
    <meta:document-statistic meta:table-count="0" meta:image-count="0" meta:object-count="0" meta:page-count="4" meta:paragraph-count="64" meta:word-count="1321" meta:character-count="9747"/>
  </office:meta>
</office:document-meta>
</file>